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A0000010408D33F79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76cm" svg:height="4.444cm" svg:x="0.252cm" svg:y="0.243cm">
          <draw:image xlink:href="Pictures/20000002000001EA0000010408D33F79.eps" xlink:type="simple" xlink:show="embed" xlink:actuate="onLoad">
            <text:p/>
          </draw:image>
        </draw:frame>
        <draw:frame draw:style-name="gr2" draw:layer="layout" svg:width="0.455cm" svg:height="0.388cm" svg:x="0.508cm" svg:y="0.6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0.508cm" svg:y="2.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937cm" svg:height="0.911cm" svg:x="3.807cm" svg:y="1.678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3.744cm" svg:y="3.80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layer="layout" svg:width="0.442cm" svg:height="0.388cm" svg:x="0.514cm" svg:y="1.15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42cm" svg:height="0.388cm" svg:x="0.514cm" svg:y="3.7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.007cm" svg:height="0.388cm" svg:x="2.69cm" svg:y="0.4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102cm" svg:height="0.422cm" svg:x="5.476cm" svg:y="0.80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56cm" svg:height="0.388cm" svg:x="2.922cm" svg:y="2.5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52cm" svg:height="0.388cm" svg:x="2.858cm" svg:y="3.38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835cm" svg:height="0.422cm" svg:x="5.505cm" svg:y="3.205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0:17:11</dc:date>
    <dc:creator>kkk </dc:creator>
    <meta:editing-duration>PT15H4M44S</meta:editing-duration>
    <meta:editing-cycles>67</meta:editing-cycles>
    <meta:generator>LibreOffice/3.3$Linux LibreOffice_project/330m19$Build-401</meta:generator>
    <meta:document-statistic meta:object-count="12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B</mi>
    <annotation encoding="StarMath 5.0">B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over accent="true">
      <mrow>
        <mi>A</mi>
        <mo stretchy="false">+</mo>
        <mi>B</mi>
      </mrow>
      <mo>¯</mo>
    </mover>
    <annotation encoding="StarMath 5.0">overline{A+B}</annotation>
  </semantics>
</math>
</file>

<file path=Object 6/content.xml><?xml version="1.0" encoding="utf-8"?>
<math xmlns="http://www.w3.org/1998/Math/MathML">
  <semantics>
    <mrow>
      <mover accent="true">
        <mover accent="true">
          <mrow>
            <mi>A</mi>
            <mo stretchy="false">+</mo>
            <mi>B</mi>
          </mrow>
          <mo>¯</mo>
        </mover>
        <mo>¯</mo>
      </mover>
      <mo stretchy="false">=</mo>
      <mrow>
        <mi>A</mi>
        <mo stretchy="false">+</mo>
        <mi>B</mi>
      </mrow>
    </mrow>
    <annotation encoding="StarMath 5.0">overline{overline{A+B}}=A+B</annotation>
  </semantics>
</math>
</file>

<file path=Object 7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8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9/content.xml><?xml version="1.0" encoding="utf-8"?>
<math xmlns="http://www.w3.org/1998/Math/MathML">
  <semantics>
    <mrow>
      <mrow>
        <mover accent="true">
          <mrow>
            <mover accent="true">
              <mi>A</mi>
              <mo>¯</mo>
            </mover>
            <mo stretchy="false">+</mo>
            <mover accent="true">
              <mi>B</mi>
              <mo>¯</mo>
            </mover>
          </mrow>
          <mo>¯</mo>
        </mover>
        <mo stretchy="false">=</mo>
        <mrow>
          <mover accent="true">
            <mover accent="true">
              <mi>A</mi>
              <mo>¯</mo>
            </mover>
            <mo>¯</mo>
          </mover>
          <mo stretchy="false">⋅</mo>
          <mover accent="true">
            <mover accent="true">
              <mi>B</mi>
              <mo>¯</mo>
            </mover>
            <mo>¯</mo>
          </mover>
        </mrow>
      </mrow>
      <mo stretchy="false">=</mo>
      <mrow>
        <mi>A</mi>
        <mo stretchy="false">⋅</mo>
        <mi>B</mi>
      </mrow>
    </mrow>
    <annotation encoding="StarMath 5.0">overline{overline{A}+overline{B}}=overline{overline{A}} cdot overline{overline{B}}= A cdot B</annotation>
  </semantics>
</math>
</file>